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line-height="100%" fo:text-align="justify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00%" fo:text-align="justify" style:justify-single-word="false"/>
    </style:style>
    <style:style style:name="P7" style:family="paragraph" style:parent-style-name="Text_20_body">
      <style:paragraph-properties fo:line-height="100%" fo:text-align="justify" style:justify-single-word="false"/>
    </style:style>
    <style:style style:name="P8" style:family="paragraph" style:parent-style-name="Text_20_body">
      <style:paragraph-properties fo:line-height="100%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style:font-size-asian="15pt" style:font-style-asian="normal" style:font-size-complex="15pt" style:font-style-complex="normal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style:font-size-asian="15pt" style:font-size-complex="15pt"/>
    </style:style>
    <style:style style:name="T13" style:family="text">
      <style:text-properties fo:color="#000000" fo:font-size="15pt" style:text-underline-style="none" style:font-size-asian="15pt" style:font-size-complex="15pt"/>
    </style:style>
    <style:style style:name="T14" style:family="text">
      <style:text-properties fo:color="#000000" fo:font-size="15pt" style:text-underline-style="none" fo:font-weight="bold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NTETIZZATORE ANALOGICO</text:p>
      <text:p text:style-name="P6"/>
      <text:p text:style-name="P1">Il nostro strumento è formato da:</text:p>
      <text:p text:style-name="P1"/>
      <text:p text:style-name="P4">- ARDUINO</text:p>
      <text:p text:style-name="P1"><text:span text:style-name="T2">- </text:span><text:span text:style-name="T4">POTENZIOMETR</text:span><text:span text:style-name="T4">I</text:span></text:p>
      <text:p text:style-name="P4">- FOTORESISTENZA</text:p>
      <text:p text:style-name="P4">- SOCKET AUDIO</text:p>
      <text:p text:style-name="P4">- BREAD BOARD</text:p>
      <text:p text:style-name="P1"><text:span text:style-name="T5">- </text:span><text:span text:style-name="T4">LED,</text:span></text:p>
      <text:p text:style-name="P4">- WIRES</text:p>
      <text:p text:style-name="P4">- RESISTENZE</text:p>
      <text:p text:style-name="P1"/>
      <text:p text:style-name="P4">Procedimento:</text:p>
      <text:p text:style-name="P1">Colleghiamo il nostro dispositivo ad una presa della corrente tramite un caricatore di tipo Micro-USB.</text:p>
      <text:p text:style-name="P1">Quest'ultimo trasferirà la corrente elettrica nel nostro dispositivo.</text:p>
      <text:p text:style-name="P1">Il processore gestirà, così, il flusso di corrente sui vari <text:span text:style-name="T3">pin</text:span>.</text:p>
      <text:p text:style-name="P1">Ogni <text:span text:style-name="T3">pi</text:span><text:span text:style-name="T3">n</text:span>, sia digitale che analogico gestirà un evento diverso a secondo delle loro caratteristiche.</text:p>
      <text:p text:style-name="P1">I <text:span text:style-name="T3">pin</text:span> digitali che abbiamo usato sono 5:<text:span text:style-name="T3"> D2, D3, D4, D7, D9.</text:span></text:p>
      <text:p text:style-name="P1">I primi 3 (D2, D3, D4) li abbiamo utilizzati per accendere i led rossi, il D7 per accendere il led verde e il D9, il più importante, per l'output del suono.</text:p>
      <text:p text:style-name="P1">I <text:span text:style-name="T3">pin</text:span> anologici utilizzati sono pari a 3: <text:span text:style-name="T3">A0, A1, A2.</text:span></text:p>
      <text:p text:style-name="P1">Il <text:span text:style-name="T3">pin</text:span> A0 lo abbiamo utilizzato per modificare i <text:span text:style-name="T3">b</text:span><text:span text:style-name="T3">y</text:span><text:span text:style-name="T3">te</text:span> in ingresso del potenziometro.</text:p>
      <text:p text:style-name="P1">Il <text:span text:style-name="T3">pin</text:span> A1 è utilizzato per leggere i valori della fotoresistenza.</text:p>
      <text:p text:style-name="P1">Il <text:span text:style-name="T3">pin</text:span> A2 è utilizzato per la gestione delle armoniche.</text:p>
      <text:p text:style-name="P1">Quindi la corrente elettrica viaggerà da un <text:span text:style-name="T3">pin</text:span> al foro sulla BreadBoard determinando un evento specifico.</text:p>
      <text:p text:style-name="P1">I <text:span text:style-name="T3">pin</text:span> digitali rispettano, meticolosamente, basi del codice informatico binario, quindi possono assumere i valori acceso o spento.</text:p>
      <text:p text:style-name="P1">I pin analogici, invece, possono assumere diversi valori interni da 0 a 255 <text:span text:style-name="T3">byte</text:span>. Il <text:span text:style-name="T3">byte</text:span> 0 è il valore minimo invece il <text:span text:style-name="T3">byte</text:span> 255 il valore massimo.</text:p>
      <text:p text:style-name="P3"/>
      <text:p text:style-name="P3">Perché il flusso elettrico arriva in un pin specifico rispetto a un altro?</text:p>
      <text:p text:style-name="P1">Grazie a un linguaggio di sviluppo chiamato 'WIRING' (surrogato del C), abbiamo programmato il microcontrollore indirizzando il giusto flusso di energia sugli specifici <text:span text:style-name="T3">PIN</text:span> scelti da noi.</text:p>
      <text:p text:style-name="P1">Il potenziometro è un particolare tipo di resistenza, costituito da una rotellina e tre <text:span text:style-name="T3">PIN</text:span>.</text:p>
      <text:p text:style-name="P1">Ruotando la rotellina, il potenziale elettrico in entrata varia, modificando così <text:soft-page-break/>via software l'ampiezza del suono e determinando un volume maggiore o minore. </text:p>
      <text:p text:style-name="P1">I tre <text:span text:style-name="T3">PIN </text:span>corrispondono a uno analogico (A0), uno per il <text:span text:style-name="T3">ground</text:span> e l'ultimo per l'alimentazione corrispondente a 5V.</text:p>
      <text:p text:style-name="P1">La fotoresistenza è anch'essa un particolare tipo di resistenza, costituita da un filamento continuo di rame e una parte di grafite; la grafite riesce a captare la luce presente intorno alla fotoresistenza.</text:p>
      <text:p text:style-name="P1">A seconda della luce presente, <text:s/>possiamo gestire una determinata istruzione via codice sorgente. Nel nostro caso se la luce percepita dalla “fotocellula” è relativamente fioca, la frequenza dell'onda sarà ridotta.</text:p>
      <text:p text:style-name="P6"><text:span text:style-name="T6">La </text:span><text:span text:style-name="T7">fotoresistenza </text:span><text:span text:style-name="T6">è un componente elettronico la cui resistenza è inversamente proporzionale alla quantità di luce che lo colpisce. </text:span><text:span text:style-name="T6">I</text:span><text:span text:style-name="T6">l suo valore in ohm diminuisce mano a mano che aumenta l'intensità della luce che la colpisce; </text:span><text:span text:style-name="T6">c</text:span><text:span text:style-name="T6">iò comporta che la corrente elettrica che transita attraverso tale componente è proporzionale all'intensità di una sorgente luminosa. </text:span></text:p>
      <text:p text:style-name="P7"/>
      <text:p text:style-name="P7"><text:span text:style-name="T10">Le onde</text:span><text:span text:style-name="T6">: </text:span><text:span text:style-name="T11">onda</text:span><text:span text:style-name="T6"> si indica una perturbazione che nasce da una sorgente e si propaga nel <text:s/></text:span><text:span text:style-name="T6">t</text:span><text:span text:style-name="T6">e</text:span><text:span text:style-name="T6">mpo e</text:span><text:span text:style-name="T6"> nello spazio, trasportando energia o </text:span><text:span text:style-name="T6">qu</text:span><text:span text:style-name="T6">antità di moto senza comportare un associato spostamento della materia.</text:span></text:p>
      <text:p text:style-name="P7"><text:span text:style-name="T6">Le onde possono propagarsi sia attraverso un materiale, sia nel vuoto. Ad esempio la radiazione elettromagnetica e la radiazione gravitazionale possono esistere e propagarsi anche in assenza di materia, mentre altri fenomeni ondulatori esistono unicamente in un </text:span><text:span text:style-name="T6">m</text:span><text:span text:style-name="T6">ezzo fisico, che deformandosi produce le forze elastiche di ritorno in grado di permettere all'onda di propagarsi.</text:span></text:p>
      <text:p text:style-name="P7"><text:span text:style-name="T6">Dal punto di vista matematico un'onda è una soluzione dell'equazione delle</text:span><text:a xlink:type="simple" xlink:href="https://it.wikipedia.org/wiki/Equazione_delle_onde"><text:span text:style-name="T6"> </text:span></text:a><text:span text:style-name="T6">onde, la cui espressione varia a seconda della tipologia di perturbazione.</text:span></text:p>
      <text:p text:style-name="P8"><text:span text:style-name="T6">Le onde sonore prodotte dal nostro sintetizzatore riportano </text:span><text:span text:style-name="T13">ad alcuni concetti di matematica e fisica, tra cui la sinusoide e il moto armonico. Una </text:span><text:span text:style-name="T14">sinusoide</text:span><text:span text:style-name="T13"> o </text:span><text:span text:style-name="T14">curva sinusoidale</text:span><text:span text:style-name="T13"> è la curva rappresentata dal grafico del seno.</text:span></text:p>
      <text:p text:style-name="P8"><text:span text:style-name="T13">Il </text:span><text:span text:style-name="T14">moto armonico</text:span><text:span text:style-name="T13"> è u</text:span><text:span text:style-name="T12">n particolare moto descritto da</text:span><text:span text:style-name="T6"> un </text:span><text:span text:style-name="T9">oscillatore armonico</text:span><text:span text:style-name="T6">, cioè un sistema meccanico che reagisce ad una perturbazione d'equilibrio con un'accelerazione di richiamo proporzionale allo spostamento </text:span><text:span text:style-name="T8">subito</text:span><text:span text:style-name="T6">. La costante di proporzionalità è </text:span><text:span text:style-name="T8">sempre</text:span><text:span text:style-name="T6"> negativa e si può quindi intendere come qualsiasi numero reale negativo, come l'opposto di un quadrato di un altro numero costante, detto “</text:span><text:span text:style-name="T9">pulsazione”</text:span><text:span text:style-name="T6">, così indicato in quanto<text:tab/>dimensionalmente simile alla velocità angolare. </text:span></text:p>
      <text:p text:style-name="P1"/>
      <text:p text:style-name="P1">Grazie all'ausilio dei potenziometri possiamo variare il segnale il quale modifica la propria fase in funzione del segnale modulante, perdendo così la <text:soft-page-break/>caratteristica di segnale puro e arricchendosi di nuove armoniche. Il risultato è estremamente variabile in funzione del rapporto aritmetico fra le frequenze e dell'ampiezza del segnale modulante: maggiore è l'ampiezza del segnale modulante, maggiore sarà la distribuzione di armoniche nel segnale fondamentale. Ciò permette di ottenere timbriche di eccezionale verosimiglianza, soprattutto operando con combinazioni di più generatori e operando sullo schema di combinazione dei generatori (detti <text:span text:style-name="T1">operatori</text:span>), sull'inviluppo di ampiezza e di frequenza degli stessi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0:10:26.383511477</meta:creation-date>
    <dc:date>2016-03-16T17:25:10.13</dc:date>
    <meta:editing-duration>PT1H28M47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3" meta:paragraph-count="38" meta:word-count="751" meta:character-count="4919"/>
  </office:meta>
</office:document-meta>
</file>